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start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ormatted-text form:name="Numeric Field 1" form:control-implementation="ooo:com.sun.star.form.component.NumericField" xml:id="control1" form:id="control1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name="Shape1" draw:style-name="gr1" draw:text-style-name="P1" svg:width="12.78cm" svg:height="1.906cm" draw:control="control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4T19:59:55.867137208</meta:creation-date>
    <dc:date>2021-02-24T20:02:01.765860151</dc:date>
    <meta:editing-duration>PT25S</meta:editing-duration>
    <meta:editing-cycles>2</meta:editing-cycles>
    <meta:generator>LibreOfficeDev/7.2.0.0.alpha0$Linux_X86_64 LibreOffice_project/6b3af098ee9d56c8de2f0dbf2376b18535b28247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